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Engravers' Gothic" svg:font-family="'Engravers' Gothic'" style:font-family-generic="swiss" style:font-pitch="variable"/>
    <style:font-face style:name="Liberation Sans" svg:font-family="'Liberation Sans'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BusinessCards" style:family="table">
      <style:table-properties style:width="7in" table:align="center"/>
    </style:style>
    <style:style style:name="BusinessCards.A" style:family="table-column">
      <style:table-column-properties style:column-width="3.5in"/>
    </style:style>
    <style:style style:name="BusinessCards.1" style:family="table-row">
      <style:table-row-properties style:row-height="2in" fo:keep-together="always"/>
    </style:style>
    <style:style style:name="BusinessCards.A1" style:family="table-cell">
      <style:table-cell-properties style:vertical-align="middle" fo:padding-left="0.2in" fo:padding-right="0.2in" fo:padding-top="0.15in" fo:padding-bottom="0.15in" fo:border="none"/>
    </style:style>
    <style:style style:name="P1" style:family="paragraph" style:parent-style-name="Standard">
      <style:paragraph-properties fo:margin-top="0in" fo:margin-bottom="0.0799in" style:contextual-spacing="false" fo:text-align="start" style:justify-single-word="false"/>
      <style:text-properties fo:color="#444444" loext:opacity="100%" style:font-name="Liberation Sans" fo:font-size="8pt"/>
    </style:style>
    <style:style style:name="P2" style:family="paragraph" style:parent-style-name="Standard">
      <style:paragraph-properties fo:margin-top="0in" fo:margin-bottom="0.0799in" style:contextual-spacing="false" fo:text-align="start" style:justify-single-word="false"/>
      <style:text-properties fo:color="#444444" loext:opacity="100%" style:font-name="Engravers' Gothic" fo:font-size="8pt" officeooo:rsid="00010b48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Engravers' Gothic" fo:font-size="12pt" officeooo:rsid="00023747" officeooo:paragraph-rsid="00023747" style:font-size-asian="12pt" style:font-size-complex="12pt"/>
    </style:style>
    <style:style style:name="P4" style:family="paragraph" style:parent-style-name="Table_20_Contents">
      <style:paragraph-properties fo:text-align="end" style:justify-single-word="false"/>
      <style:text-properties style:font-name="Engravers' Gothic" fo:font-size="6pt" officeooo:rsid="00023747" officeooo:paragraph-rsid="00023747" style:font-size-asian="6pt" style:font-size-complex="6pt"/>
    </style:style>
    <style:style style:name="P5" style:family="paragraph" style:parent-style-name="Table_20_Contents">
      <style:paragraph-properties fo:text-align="end" style:justify-single-word="false"/>
      <style:text-properties style:font-name="Engravers' Gothic" fo:font-size="6pt" officeooo:rsid="00023747" officeooo:paragraph-rsid="000f41e1" style:font-size-asian="6pt" style:font-size-complex="6pt"/>
    </style:style>
    <style:style style:name="P6" style:family="paragraph" style:parent-style-name="Table_20_Contents">
      <style:paragraph-properties fo:text-align="end" style:justify-single-word="false"/>
      <style:text-properties style:font-name="Engravers' Gothic" fo:font-size="6pt" officeooo:rsid="00023747" officeooo:paragraph-rsid="000fce47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Engravers' Gothic" fo:font-size="6pt" officeooo:rsid="00023747" officeooo:paragraph-rsid="000f41e1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Engravers' Gothic" fo:font-size="6pt" officeooo:rsid="00023747" officeooo:paragraph-rsid="000fce47" style:font-size-asian="6pt" style:font-size-complex="6pt"/>
    </style:style>
    <style:style style:name="P9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403ae" officeooo:paragraph-rsid="000cd51c" style:font-size-asian="7pt" style:font-size-complex="7pt"/>
    </style:style>
    <style:style style:name="P10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403ae" officeooo:paragraph-rsid="000f41e1" style:font-size-asian="7pt" style:font-size-complex="7pt"/>
    </style:style>
    <style:style style:name="P11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403ae" officeooo:paragraph-rsid="000fce47" style:font-size-asian="7pt" style:font-size-complex="7pt"/>
    </style:style>
    <style:style style:name="P12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cd51c" officeooo:paragraph-rsid="000cd51c" style:font-size-asian="7pt" style:font-size-complex="7pt"/>
    </style:style>
    <style:style style:name="P13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cd51c" officeooo:paragraph-rsid="000f41e1" style:font-size-asian="7pt" style:font-size-complex="7pt"/>
    </style:style>
    <style:style style:name="P14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cd51c" officeooo:paragraph-rsid="000fce47" style:font-size-asian="7pt" style:font-size-complex="7pt"/>
    </style:style>
    <style:style style:name="P15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>
        <style:tab-stops>
          <style:tab-stop style:position="0.6256in"/>
        </style:tab-stops>
      </style:paragraph-properties>
      <style:text-properties style:font-name="Engravers' Gothic" fo:font-size="8pt" officeooo:rsid="000403ae" officeooo:paragraph-rsid="000403ae"/>
    </style:style>
    <style:style style:name="P16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>
        <style:tab-stops>
          <style:tab-stop style:position="0.6256in"/>
        </style:tab-stops>
      </style:paragraph-properties>
      <style:text-properties style:font-name="Engravers' Gothic" fo:font-size="8pt" officeooo:rsid="000403ae" officeooo:paragraph-rsid="000f41e1"/>
    </style:style>
    <style:style style:name="P17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>
        <style:tab-stops>
          <style:tab-stop style:position="0.6256in"/>
        </style:tab-stops>
      </style:paragraph-properties>
      <style:text-properties style:font-name="Engravers' Gothic" fo:font-size="8pt" officeooo:rsid="000403ae" officeooo:paragraph-rsid="000fce47"/>
    </style:style>
    <style:style style:name="P18" style:family="paragraph" style:parent-style-name="Table_20_Contents">
      <style:paragraph-properties fo:text-align="end" style:justify-single-word="false"/>
      <style:text-properties style:font-name="Engravers' Gothic" fo:font-size="8pt" officeooo:rsid="00023747" officeooo:paragraph-rsid="00023747"/>
    </style:style>
    <style:style style:name="P19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0403ae" style:font-size-asian="6pt" style:font-style-asian="italic" style:font-size-complex="6pt" style:font-style-complex="italic"/>
    </style:style>
    <style:style style:name="P20" style:family="paragraph" style:parent-style-name="Table_20_Contents">
      <loext:graphic-properties draw:fill="none"/>
      <style:paragraph-properties fo:margin-left="0.3201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095457" style:font-size-asian="6pt" style:font-style-asian="italic" style:font-size-complex="6pt" style:font-style-complex="italic"/>
    </style:style>
    <style:style style:name="P21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0f41e1" style:font-size-asian="6pt" style:font-style-asian="italic" style:font-size-complex="6pt" style:font-style-complex="italic"/>
    </style:style>
    <style:style style:name="P22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0fce47" style:font-size-asian="6pt" style:font-style-asian="italic" style:font-size-complex="6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8pt"/>
    </style:style>
    <style:style style:name="P24" style:family="paragraph" style:parent-style-name="Standard">
      <style:text-properties officeooo:paragraph-rsid="0012156b"/>
    </style:style>
    <style:style style:name="P25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1169f5" style:font-size-asian="6pt" style:font-style-asian="italic" style:font-size-complex="6pt" style:font-style-complex="italic"/>
    </style:style>
    <style:style style:name="P26" style:family="paragraph" style:parent-style-name="Table_20_Contents">
      <loext:graphic-properties draw:fill="none"/>
      <style:paragraph-properties fo:margin-left="0.3201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1169f5" style:font-size-asian="6pt" style:font-style-asian="italic" style:font-size-complex="6pt" style:font-style-complex="italic"/>
    </style:style>
    <style:style style:name="P27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12156b" style:font-size-asian="6pt" style:font-style-asian="italic" style:font-size-complex="6pt" style:font-style-complex="italic"/>
    </style:style>
    <style:style style:name="P28" style:family="paragraph" style:parent-style-name="Table_20_Contents">
      <loext:graphic-properties draw:fill="none"/>
      <style:paragraph-properties fo:margin-left="0.3201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12156b" style:font-size-asian="6pt" style:font-style-asian="italic" style:font-size-complex="6pt" style:font-style-complex="italic"/>
    </style:style>
    <style:style style:name="P29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0f41e1" style:font-size-asian="6pt" style:font-style-asian="italic" style:font-size-complex="6pt" style:font-style-complex="italic"/>
    </style:style>
    <style:style style:name="P30" style:family="paragraph" style:parent-style-name="Table_20_Contents">
      <style:paragraph-properties fo:text-align="start" style:justify-single-word="false"/>
      <style:text-properties style:font-name="Tahoma" fo:font-size="6pt" fo:font-style="italic" officeooo:rsid="000403ae" officeooo:paragraph-rsid="000fce47" style:font-size-asian="6pt" style:font-style-asian="italic" style:font-size-complex="6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style:font-name="Tahoma" fo:font-size="6pt" fo:font-style="italic" officeooo:rsid="000403ae" officeooo:paragraph-rsid="0012156b" style:font-size-asian="6pt" style:font-style-asian="italic" style:font-size-complex="6pt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style:font-name="Tahoma" fo:font-size="6pt" fo:font-style="italic" officeooo:rsid="000403ae" officeooo:paragraph-rsid="001169f5" style:font-size-asian="6pt" style:font-style-asian="italic" style:font-size-complex="6pt" style:font-style-complex="italic"/>
    </style:style>
    <style:style style:name="P33" style:family="paragraph" style:parent-style-name="Table_20_Contents">
      <style:paragraph-properties fo:text-align="start" style:justify-single-word="false"/>
      <style:text-properties style:font-name="Tahoma" fo:font-size="6pt" fo:font-style="italic" officeooo:rsid="000403ae" officeooo:paragraph-rsid="000f41e1" style:font-size-asian="6pt" style:font-style-asian="italic" style:font-size-complex="6pt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style:font-name="Engravers' Gothic" fo:font-size="12pt" officeooo:rsid="00023747" officeooo:paragraph-rsid="001169f5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Engravers' Gothic" fo:font-size="12pt" officeooo:rsid="00023747" officeooo:paragraph-rsid="0012156b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Engravers' Gothic" fo:font-size="6pt" officeooo:rsid="00023747" officeooo:paragraph-rsid="001169f5" style:font-size-asian="6pt" style:font-size-complex="6pt"/>
    </style:style>
    <style:style style:name="P37" style:family="paragraph" style:parent-style-name="Table_20_Contents">
      <style:paragraph-properties fo:text-align="start" style:justify-single-word="false"/>
      <style:text-properties style:font-name="Engravers' Gothic" fo:font-size="6pt" officeooo:rsid="00023747" officeooo:paragraph-rsid="0012156b" style:font-size-asian="6pt" style:font-size-complex="6pt"/>
    </style:style>
    <style:style style:name="P38" style:family="paragraph" style:parent-style-name="Table_20_Contents">
      <style:paragraph-properties fo:text-align="start" style:justify-single-word="false"/>
      <style:text-properties style:font-name="Engravers' Gothic" fo:font-size="6pt" officeooo:rsid="00023747" officeooo:paragraph-rsid="000f41e1" style:font-size-asian="6pt" style:font-size-complex="6pt"/>
    </style:style>
    <style:style style:name="P39" style:family="paragraph" style:parent-style-name="Table_20_Contents">
      <style:paragraph-properties fo:text-align="end" style:justify-single-word="false"/>
      <style:text-properties style:font-name="Engravers' Gothic" fo:font-size="6pt" officeooo:rsid="00023747" officeooo:paragraph-rsid="001169f5" style:font-size-asian="6pt" style:font-size-complex="6pt"/>
    </style:style>
    <style:style style:name="P40" style:family="paragraph" style:parent-style-name="Table_20_Contents">
      <style:paragraph-properties fo:text-align="end" style:justify-single-word="false"/>
      <style:text-properties style:font-name="Engravers' Gothic" fo:font-size="6pt" officeooo:rsid="00023747" officeooo:paragraph-rsid="0012156b" style:font-size-asian="6pt" style:font-size-complex="6pt"/>
    </style:style>
    <style:style style:name="P41" style:family="paragraph" style:parent-style-name="Table_20_Contents">
      <style:paragraph-properties fo:text-align="end" style:justify-single-word="false"/>
      <style:text-properties style:font-name="Engravers' Gothic" fo:font-size="6pt" officeooo:rsid="00023747" officeooo:paragraph-rsid="000f41e1" style:font-size-asian="6pt" style:font-size-complex="6pt"/>
    </style:style>
    <style:style style:name="P42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403ae" officeooo:paragraph-rsid="001169f5" style:font-size-asian="7pt" style:font-size-complex="7pt"/>
    </style:style>
    <style:style style:name="P43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403ae" officeooo:paragraph-rsid="0012156b" style:font-size-asian="7pt" style:font-size-complex="7pt"/>
    </style:style>
    <style:style style:name="P44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403ae" officeooo:paragraph-rsid="000f41e1" style:font-size-asian="7pt" style:font-size-complex="7pt"/>
    </style:style>
    <style:style style:name="P45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cd51c" officeooo:paragraph-rsid="001169f5" style:font-size-asian="7pt" style:font-size-complex="7pt"/>
    </style:style>
    <style:style style:name="P46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cd51c" officeooo:paragraph-rsid="0012156b" style:font-size-asian="7pt" style:font-size-complex="7pt"/>
    </style:style>
    <style:style style:name="P47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cd51c" officeooo:paragraph-rsid="000f41e1" style:font-size-asian="7pt" style:font-size-complex="7pt"/>
    </style:style>
    <style:style style:name="P48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>
        <style:tab-stops>
          <style:tab-stop style:position="0.6256in"/>
        </style:tab-stops>
      </style:paragraph-properties>
      <style:text-properties style:font-name="Engravers' Gothic" fo:font-size="8pt" officeooo:rsid="000403ae" officeooo:paragraph-rsid="001169f5"/>
    </style:style>
    <style:style style:name="P49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>
        <style:tab-stops>
          <style:tab-stop style:position="0.6256in"/>
        </style:tab-stops>
      </style:paragraph-properties>
      <style:text-properties style:font-name="Engravers' Gothic" fo:font-size="8pt" officeooo:rsid="000403ae" officeooo:paragraph-rsid="0012156b"/>
    </style:style>
    <style:style style:name="P50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>
        <style:tab-stops>
          <style:tab-stop style:position="0.6256in"/>
        </style:tab-stops>
      </style:paragraph-properties>
      <style:text-properties style:font-name="Engravers' Gothic" fo:font-size="8pt" officeooo:rsid="000403ae" officeooo:paragraph-rsid="000f41e1"/>
    </style:style>
    <style:style style:name="P51" style:family="paragraph">
      <style:paragraph-properties fo:text-align="center"/>
    </style:style>
    <style:style style:name="P52" style:family="paragraph">
      <style:paragraph-properties fo:text-align="center"/>
      <style:text-properties fo:font-size="12pt"/>
    </style:style>
    <style:style style:name="P53" style:family="paragraph">
      <style:paragraph-properties fo:text-align="end"/>
    </style:style>
    <style:style style:name="P54" style:family="paragraph">
      <loext:graphic-properties draw:fill="none" draw:fill-color="#ffffff"/>
      <style:paragraph-properties fo:text-align="end"/>
      <style:text-properties style:font-name="Engravers' Gothic" fo:font-size="8pt" style:font-size-asian="8pt" style:font-size-complex="8pt"/>
    </style:style>
    <style:style style:name="P55" style:family="paragraph">
      <loext:graphic-properties draw:fill="none" draw:fill-color="#ffffff"/>
      <style:paragraph-properties fo:text-align="end"/>
      <style:text-properties style:font-name="Engravers' Gothic" fo:font-size="7pt" style:font-size-asian="7pt" style:font-size-complex="7pt"/>
    </style:style>
    <style:style style:name="P56" style:family="paragraph">
      <loext:graphic-properties draw:fill-color="#c9211e"/>
    </style:style>
    <style:style style:name="T1" style:family="text">
      <style:text-properties officeooo:rsid="00095457"/>
    </style:style>
    <style:style style:name="T2" style:family="text">
      <style:text-properties style:font-name="Engravers' Gothic" fo:font-size="8pt" fo:font-style="normal" officeooo:rsid="00023747" style:font-style-asian="normal" style:font-style-complex="normal"/>
    </style:style>
    <style:style style:name="T3" style:family="text">
      <style:text-properties style:font-name="Engravers' Gothic" fo:font-size="8pt" fo:font-style="normal" officeooo:rsid="00095457" style:font-style-asian="normal" style:font-style-complex="normal"/>
    </style:style>
    <style:style style:name="T4" style:family="text">
      <style:text-properties officeooo:rsid="00023747"/>
    </style:style>
    <style:style style:name="T5" style:family="text">
      <style:text-properties style:font-name="Engravers' Gothic" fo:font-size="8pt" style:font-size-asian="8pt" style:font-size-complex="8pt"/>
    </style:style>
    <style:style style:name="T6" style:family="text">
      <style:text-properties style:font-name="Engravers' Gothic" fo:font-size="7pt" style:font-size-asian="7pt" style:font-size-complex="7pt"/>
    </style:style>
    <style:style style:name="gr1" style:family="graphic">
      <style:graphic-properties svg:stroke-width="0.0138in" svg:stroke-color="#c9211e" draw:textarea-horizontal-align="center" draw:textarea-vertical-align="middle" fo:padding-top="0.0071in" fo:padding-bottom="0.0071in" fo:padding-left="0.0071in" fo:padding-right="0.0071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138in" svg:stroke-color="#c9211e" draw:stroke-linejoin="none" draw:textarea-horizontal-align="center" draw:textarea-vertical-align="middle" fo:padding-top="0.0071in" fo:padding-bottom="0.0071in" fo:padding-left="0.0071in" fo:padding-right="0.0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fill-color="#ffffff" fo:min-height="0.240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1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in" svg:stroke-color="#c9211e" draw:stroke-linejoin="none" draw:fill-color="#c9211e" draw:textarea-horizontal-align="justify" draw:textarea-vertical-align="middle" draw:auto-grow-height="false" fo:min-height="0.039in" fo:min-width="0.0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in" svg:stroke-color="#c9211e" draw:stroke-linejoin="none" draw:fill-color="#c9211e" draw:textarea-horizontal-align="justify" draw:textarea-vertical-align="middle" draw:auto-grow-height="false" fo:min-height="0.072in" fo:min-width="0.0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in" svg:stroke-color="#c9211e" draw:stroke-linejoin="none" draw:fill-color="#c9211e" draw:textarea-horizontal-align="justify" draw:textarea-vertical-align="middle" draw:auto-grow-height="false" fo:min-height="0.2591in" fo:min-width="0.03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BusinessCards" table:style-name="BusinessCards">
        <table:table-column table:style-name="BusinessCards.A" table:number-columns-repeated="2"/>
        <table:table-row table:style-name="BusinessCards.1">
          <table:table-cell table:style-name="BusinessCards.A1" office:value-type="string">
            <text:p text:style-name="P34"><draw:line text:anchor-type="paragraph" draw:z-index="14" draw:name="Vertical line 14" draw:style-name="gr5" draw:text-style-name="P51" svg:x1="-0.0173in" svg:y1="0.0374in" svg:x2="-0.0173in" svg:y2="0.1539in"><text:p/></draw:line><draw:line text:anchor-type="paragraph" draw:z-index="17" draw:name="Vertical line 15" draw:style-name="gr1" draw:text-style-name="P52" svg:x1="1.9598in" svg:y1="0.0437in" svg:x2="1.9598in" svg:y2="0.1657in"><text:p/></draw:line><draw:line text:anchor-type="paragraph" draw:z-index="18" draw:name="Vertical line 16" draw:style-name="gr1" draw:text-style-name="P52" svg:x1="-0.0173in" svg:y1="0.0374in" svg:x2="-0.0173in" svg:y2="0.1705in"><text:p/></draw:line><draw:line text:anchor-type="paragraph" draw:z-index="20" draw:name="Vertical line 17" draw:style-name="gr1" draw:text-style-name="P52" svg:x1="0.3071in" svg:y1="0.8244in" svg:x2="0.3071in" svg:y2="0.1654in"><text:p/></draw:line><draw:line text:anchor-type="paragraph" draw:z-index="21" draw:name="Vertical line 18" draw:style-name="gr1" draw:text-style-name="P51" svg:x1="0.2043in" svg:y1="0.172in" svg:x2="0.2043in" svg:y2="1.2358in"><text:p/></draw:line>LUNDE COGNITIVE EFFECTS</text:p>
            <text:p text:style-name="P36"><draw:frame text:anchor-type="paragraph" draw:z-index="15" draw:name="Text Frame 9" draw:style-name="gr4" draw:text-style-name="P55" svg:width="0.948in" svg:height="0.1303in" svg:x="0.9957in" svg:y="0.0161in"><draw:text-box><text:p text:style-name="P53"><text:span text:style-name="T6">Atlanta, GA</text:span></text:p></draw:text-box></draw:frame><draw:line text:anchor-type="paragraph" draw:z-index="19" draw:name="Horizontal line 2" draw:style-name="gr2" draw:text-style-name="P52" svg:x1="-0.0177in" svg:y1="-0.0118in" svg:x2="1.9677in" svg:y2="-0.0118in"><text:p/></draw:line></text:p>
            <text:p text:style-name="P36"/>
            <text:p text:style-name="P36"/>
            <text:p text:style-name="P39"/>
            <text:p text:style-name="P42"><draw:custom-shape text:anchor-type="paragraph" draw:z-index="11" draw:name="Shape 22" draw:style-name="gr8" draw:text-style-name="P56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<text:p text:style-name="P45">AI Orchestration</text:p>
            <text:p text:style-name="P45">Bitcoin Sovereign Names</text:p>
            <text:p text:style-name="P45"/>
            <text:p text:style-name="P45"/>
            <text:p text:style-name="P45"/>
            <text:p text:style-name="P25"><draw:custom-shape text:anchor-type="paragraph" draw:z-index="12" draw:name="Shape 23" draw:style-name="gr7" draw:text-style-name="P56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<text:p text:style-name="P25"/>
            <text:p text:style-name="P25"/>
            <text:p text:style-name="P48"><draw:frame text:anchor-type="paragraph" draw:z-index="16" draw:name="Text Frame 10" draw:style-name="gr3" draw:text-style-name="P54" svg:width="0.5614in" svg:height="0.2413in" svg:x="2.4917in" svg:y="0.0047in"><draw:text-box><text:p text:style-name="P53"><text:span text:style-name="T5">404</text:span></text:p><text:p text:style-name="P53"><text:span text:style-name="T5">416-5688</text:span></text:p></draw:text-box></draw:frame>Andrew C. Lunde</text:p>
            <text:p text:style-name="P26"><draw:custom-shape text:anchor-type="paragraph" draw:z-index="13" draw:name="Shape 24" draw:style-name="gr6" draw:text-style-name="P56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1">Chief Technologist</text:span></text:p>
          </table:table-cell>
          <table:table-cell table:style-name="BusinessCards.A1" office:value-type="string">
            <text:p text:style-name="P34"><draw:line text:anchor-type="paragraph" draw:z-index="25" draw:name="Vertical line 19" draw:style-name="gr5" draw:text-style-name="P51" svg:x1="-0.0173in" svg:y1="0.0374in" svg:x2="-0.0173in" svg:y2="0.1539in"><text:p/></draw:line><draw:line text:anchor-type="paragraph" draw:z-index="28" draw:name="Vertical line 20" draw:style-name="gr1" draw:text-style-name="P52" svg:x1="1.9598in" svg:y1="0.0437in" svg:x2="1.9598in" svg:y2="0.1657in"><text:p/></draw:line><draw:line text:anchor-type="paragraph" draw:z-index="29" draw:name="Vertical line 21" draw:style-name="gr1" draw:text-style-name="P52" svg:x1="-0.0173in" svg:y1="0.0374in" svg:x2="-0.0173in" svg:y2="0.1705in"><text:p/></draw:line><draw:line text:anchor-type="paragraph" draw:z-index="31" draw:name="Vertical line 22" draw:style-name="gr1" draw:text-style-name="P52" svg:x1="0.3071in" svg:y1="0.8244in" svg:x2="0.3071in" svg:y2="0.1654in"><text:p/></draw:line><draw:line text:anchor-type="paragraph" draw:z-index="32" draw:name="Vertical line 23" draw:style-name="gr1" draw:text-style-name="P51" svg:x1="0.2043in" svg:y1="0.172in" svg:x2="0.2043in" svg:y2="1.2358in"><text:p/></draw:line>LUNDE COGNITIVE EFFECTS</text:p>
            <text:p text:style-name="P36"><draw:frame text:anchor-type="paragraph" draw:z-index="26" draw:name="Text Frame 11" draw:style-name="gr4" draw:text-style-name="P55" svg:width="0.948in" svg:height="0.1303in" svg:x="0.9957in" svg:y="0.0161in"><draw:text-box><text:p text:style-name="P53"><text:span text:style-name="T6">Atlanta, GA</text:span></text:p></draw:text-box></draw:frame><draw:line text:anchor-type="paragraph" draw:z-index="30" draw:name="Horizontal line 4" draw:style-name="gr2" draw:text-style-name="P52" svg:x1="-0.0177in" svg:y1="-0.0118in" svg:x2="1.9677in" svg:y2="-0.0118in"><text:p/></draw:line></text:p>
            <text:p text:style-name="P36"/>
            <text:p text:style-name="P36"/>
            <text:p text:style-name="P39"/>
            <text:p text:style-name="P42"><draw:custom-shape text:anchor-type="paragraph" draw:z-index="22" draw:name="Shape 25" draw:style-name="gr8" draw:text-style-name="P56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<text:p text:style-name="P45">AI Orchestration</text:p>
            <text:p text:style-name="P45">Bitcoin Sovereign Names</text:p>
            <text:p text:style-name="P45"/>
            <text:p text:style-name="P45"/>
            <text:p text:style-name="P45"/>
            <text:p text:style-name="P25"><draw:custom-shape text:anchor-type="paragraph" draw:z-index="23" draw:name="Shape 26" draw:style-name="gr7" draw:text-style-name="P56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<text:p text:style-name="P25"/>
            <text:p text:style-name="P25"/>
            <text:p text:style-name="P48"><draw:frame text:anchor-type="paragraph" draw:z-index="27" draw:name="Text Frame 12" draw:style-name="gr3" draw:text-style-name="P54" svg:width="0.5614in" svg:height="0.2413in" svg:x="2.4917in" svg:y="0.0047in"><draw:text-box><text:p text:style-name="P53"><text:span text:style-name="T5">404</text:span></text:p><text:p text:style-name="P53"><text:span text:style-name="T5">416-5688</text:span></text:p></draw:text-box></draw:frame>Andrew C. Lunde</text:p>
            <text:p text:style-name="P26"><draw:custom-shape text:anchor-type="paragraph" draw:z-index="24" draw:name="Shape 27" draw:style-name="gr6" draw:text-style-name="P56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1">Chief Technologist</text:span></text:p>
          </table:table-cell>
        </table:table-row>
        <table:table-row table:style-name="BusinessCards.1">
          <table:table-cell table:style-name="BusinessCards.A1" office:value-type="string">
            <text:p text:style-name="P34"><draw:line text:anchor-type="paragraph" draw:z-index="3" draw:name="Vertical line 9" draw:style-name="gr5" draw:text-style-name="P51" svg:x1="-0.0173in" svg:y1="0.0374in" svg:x2="-0.0173in" svg:y2="0.1539in"><text:p/></draw:line><draw:line text:anchor-type="paragraph" draw:z-index="6" draw:name="Vertical line 10" draw:style-name="gr1" draw:text-style-name="P52" svg:x1="1.9598in" svg:y1="0.0437in" svg:x2="1.9598in" svg:y2="0.1657in"><text:p/></draw:line><draw:line text:anchor-type="paragraph" draw:z-index="7" draw:name="Vertical line 11" draw:style-name="gr1" draw:text-style-name="P52" svg:x1="-0.0173in" svg:y1="0.0374in" svg:x2="-0.0173in" svg:y2="0.1705in"><text:p/></draw:line><draw:line text:anchor-type="paragraph" draw:z-index="9" draw:name="Vertical line 12" draw:style-name="gr1" draw:text-style-name="P52" svg:x1="0.3071in" svg:y1="0.8244in" svg:x2="0.3071in" svg:y2="0.1654in"><text:p/></draw:line><draw:line text:anchor-type="paragraph" draw:z-index="10" draw:name="Vertical line 13" draw:style-name="gr1" draw:text-style-name="P51" svg:x1="0.2043in" svg:y1="0.172in" svg:x2="0.2043in" svg:y2="1.2358in"><text:p/></draw:line>LUNDE COGNITIVE EFFECTS</text:p>
            <text:p text:style-name="P36"><draw:frame text:anchor-type="paragraph" draw:z-index="4" draw:name="Text Frame 7" draw:style-name="gr4" draw:text-style-name="P55" svg:width="0.948in" svg:height="0.1303in" svg:x="0.9957in" svg:y="0.0161in"><draw:text-box><text:p text:style-name="P53"><text:span text:style-name="T6">Atlanta, GA</text:span></text:p></draw:text-box></draw:frame><draw:line text:anchor-type="paragraph" draw:z-index="8" draw:name="Horizontal line 6" draw:style-name="gr2" draw:text-style-name="P52" svg:x1="-0.0177in" svg:y1="-0.0118in" svg:x2="1.9677in" svg:y2="-0.0118in"><text:p/></draw:line></text:p>
            <text:p text:style-name="P36"/>
            <text:p text:style-name="P36"/>
            <text:p text:style-name="P39"/>
            <text:p text:style-name="P42"><draw:custom-shape text:anchor-type="paragraph" draw:z-index="0" draw:name="Shape 19" draw:style-name="gr8" draw:text-style-name="P56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<text:p text:style-name="P45">AI Orchestration</text:p>
            <text:p text:style-name="P45">Bitcoin Sovereign Names</text:p>
            <text:p text:style-name="P45"/>
            <text:p text:style-name="P45"/>
            <text:p text:style-name="P45"/>
            <text:p text:style-name="P25"><draw:custom-shape text:anchor-type="paragraph" draw:z-index="1" draw:name="Shape 20" draw:style-name="gr7" draw:text-style-name="P56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<text:p text:style-name="P25"/>
            <text:p text:style-name="P25"/>
            <text:p text:style-name="P48"><draw:frame text:anchor-type="paragraph" draw:z-index="5" draw:name="Text Frame 8" draw:style-name="gr3" draw:text-style-name="P54" svg:width="0.5614in" svg:height="0.2413in" svg:x="2.4917in" svg:y="0.0047in"><draw:text-box><text:p text:style-name="P53"><text:span text:style-name="T5">404</text:span></text:p><text:p text:style-name="P53"><text:span text:style-name="T5">416-5688</text:span></text:p></draw:text-box></draw:frame>Andrew C. Lunde</text:p>
            <text:p text:style-name="P26"><draw:custom-shape text:anchor-type="paragraph" draw:z-index="2" draw:name="Shape 21" draw:style-name="gr6" draw:text-style-name="P56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1">Chief Technologist</text:span></text:p>
          </table:table-cell>
          <table:table-cell table:style-name="BusinessCards.A1" office:value-type="string">
            <text:p text:style-name="P34"><draw:line text:anchor-type="paragraph" draw:z-index="36" draw:name="Vertical line 24" draw:style-name="gr5" draw:text-style-name="P51" svg:x1="-0.0173in" svg:y1="0.0374in" svg:x2="-0.0173in" svg:y2="0.1539in"><text:p/></draw:line><draw:line text:anchor-type="paragraph" draw:z-index="39" draw:name="Vertical line 25" draw:style-name="gr1" draw:text-style-name="P52" svg:x1="1.9598in" svg:y1="0.0437in" svg:x2="1.9598in" svg:y2="0.1657in"><text:p/></draw:line><draw:line text:anchor-type="paragraph" draw:z-index="40" draw:name="Vertical line 26" draw:style-name="gr1" draw:text-style-name="P52" svg:x1="-0.0173in" svg:y1="0.0374in" svg:x2="-0.0173in" svg:y2="0.1705in"><text:p/></draw:line><draw:line text:anchor-type="paragraph" draw:z-index="42" draw:name="Vertical line 27" draw:style-name="gr1" draw:text-style-name="P52" svg:x1="0.3071in" svg:y1="0.8244in" svg:x2="0.3071in" svg:y2="0.1654in"><text:p/></draw:line><draw:line text:anchor-type="paragraph" draw:z-index="43" draw:name="Vertical line 28" draw:style-name="gr1" draw:text-style-name="P51" svg:x1="0.2043in" svg:y1="0.172in" svg:x2="0.2043in" svg:y2="1.2358in"><text:p/></draw:line>LUNDE COGNITIVE EFFECTS</text:p>
            <text:p text:style-name="P36"><draw:frame text:anchor-type="paragraph" draw:z-index="37" draw:name="Text Frame 13" draw:style-name="gr4" draw:text-style-name="P55" svg:width="0.948in" svg:height="0.1303in" svg:x="0.9957in" svg:y="0.0161in"><draw:text-box><text:p text:style-name="P53"><text:span text:style-name="T6">Atlanta, GA</text:span></text:p></draw:text-box></draw:frame><draw:line text:anchor-type="paragraph" draw:z-index="41" draw:name="Horizontal line 7" draw:style-name="gr2" draw:text-style-name="P52" svg:x1="-0.0177in" svg:y1="-0.0118in" svg:x2="1.9677in" svg:y2="-0.0118in"><text:p/></draw:line></text:p>
            <text:p text:style-name="P36"/>
            <text:p text:style-name="P36"/>
            <text:p text:style-name="P39"/>
            <text:p text:style-name="P42"><draw:custom-shape text:anchor-type="paragraph" draw:z-index="33" draw:name="Shape 28" draw:style-name="gr8" draw:text-style-name="P56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<text:p text:style-name="P45">AI Orchestration</text:p>
            <text:p text:style-name="P45">Bitcoin Sovereign Names</text:p>
            <text:p text:style-name="P45"/>
            <text:p text:style-name="P45"/>
            <text:p text:style-name="P45"/>
            <text:p text:style-name="P25"><draw:custom-shape text:anchor-type="paragraph" draw:z-index="34" draw:name="Shape 29" draw:style-name="gr7" draw:text-style-name="P56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<text:p text:style-name="P25"/>
            <text:p text:style-name="P25"/>
            <text:p text:style-name="P48"><draw:frame text:anchor-type="paragraph" draw:z-index="38" draw:name="Text Frame 14" draw:style-name="gr3" draw:text-style-name="P54" svg:width="0.5614in" svg:height="0.2413in" svg:x="2.4917in" svg:y="0.0047in"><draw:text-box><text:p text:style-name="P53"><text:span text:style-name="T5">404</text:span></text:p><text:p text:style-name="P53"><text:span text:style-name="T5">416-5688</text:span></text:p></draw:text-box></draw:frame>Andrew C. Lunde</text:p>
            <text:p text:style-name="P26"><draw:custom-shape text:anchor-type="paragraph" draw:z-index="35" draw:name="Shape 30" draw:style-name="gr6" draw:text-style-name="P56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1">Chief Technologist</text:span></text:p>
          </table:table-cell>
        </table:table-row>
        <table:table-row table:style-name="BusinessCards.1">
          <table:table-cell table:style-name="BusinessCards.A1" office:value-type="string">
            <text:p text:style-name="P34"><draw:line text:anchor-type="paragraph" draw:z-index="58" draw:name="Vertical line 3" draw:style-name="gr5" draw:text-style-name="P51" svg:x1="-0.0173in" svg:y1="0.0374in" svg:x2="-0.0173in" svg:y2="0.1539in"><text:p/></draw:line><draw:line text:anchor-type="paragraph" draw:z-index="61" draw:name="Vertical line 4" draw:style-name="gr1" draw:text-style-name="P52" svg:x1="1.9598in" svg:y1="0.0437in" svg:x2="1.9598in" svg:y2="0.1657in"><text:p/></draw:line><draw:line text:anchor-type="paragraph" draw:z-index="62" draw:name="Vertical line 5" draw:style-name="gr1" draw:text-style-name="P52" svg:x1="-0.0173in" svg:y1="0.0374in" svg:x2="-0.0173in" svg:y2="0.1705in"><text:p/></draw:line><draw:line text:anchor-type="paragraph" draw:z-index="64" draw:name="Vertical line 6" draw:style-name="gr1" draw:text-style-name="P52" svg:x1="0.3071in" svg:y1="0.8244in" svg:x2="0.3071in" svg:y2="0.1654in"><text:p/></draw:line><draw:line text:anchor-type="paragraph" draw:z-index="65" draw:name="Vertical line 7" draw:style-name="gr1" draw:text-style-name="P51" svg:x1="0.2043in" svg:y1="0.172in" svg:x2="0.2043in" svg:y2="1.2358in"><text:p/></draw:line>LUNDE COGNITIVE EFFECTS</text:p>
            <text:p text:style-name="P36"><draw:frame text:anchor-type="paragraph" draw:z-index="59" draw:name="Text Frame 3" draw:style-name="gr4" draw:text-style-name="P55" svg:width="0.948in" svg:height="0.1303in" svg:x="0.9957in" svg:y="0.0161in"><draw:text-box><text:p text:style-name="P53"><text:span text:style-name="T6">Atlanta, GA</text:span></text:p></draw:text-box></draw:frame><draw:line text:anchor-type="paragraph" draw:z-index="63" draw:name="Horizontal line 3" draw:style-name="gr2" draw:text-style-name="P52" svg:x1="-0.0177in" svg:y1="-0.0118in" svg:x2="1.9677in" svg:y2="-0.0118in"><text:p/></draw:line></text:p>
            <text:p text:style-name="P36"/>
            <text:p text:style-name="P36"/>
            <text:p text:style-name="P39"/>
            <text:p text:style-name="P42"><draw:custom-shape text:anchor-type="paragraph" draw:z-index="55" draw:name="Shape 13" draw:style-name="gr8" draw:text-style-name="P56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<text:p text:style-name="P45">AI Orchestration</text:p>
            <text:p text:style-name="P45">Bitcoin Sovereign Names</text:p>
            <text:p text:style-name="P45"/>
            <text:p text:style-name="P45"/>
            <text:p text:style-name="P45"/>
            <text:p text:style-name="P25"><draw:custom-shape text:anchor-type="paragraph" draw:z-index="56" draw:name="Shape 14" draw:style-name="gr7" draw:text-style-name="P56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<text:p text:style-name="P25"/>
            <text:p text:style-name="P25"/>
            <text:p text:style-name="P48"><draw:frame text:anchor-type="paragraph" draw:z-index="60" draw:name="Text Frame 4" draw:style-name="gr3" draw:text-style-name="P54" svg:width="0.5614in" svg:height="0.2413in" svg:x="2.4917in" svg:y="0.0047in"><draw:text-box><text:p text:style-name="P53"><text:span text:style-name="T5">404</text:span></text:p><text:p text:style-name="P53"><text:span text:style-name="T5">416-5688</text:span></text:p></draw:text-box></draw:frame>Andrew C. Lunde</text:p>
            <text:p text:style-name="P26"><draw:custom-shape text:anchor-type="paragraph" draw:z-index="57" draw:name="Shape 15" draw:style-name="gr6" draw:text-style-name="P56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1">Chief Technologist</text:span></text:p>
          </table:table-cell>
          <table:table-cell table:style-name="BusinessCards.A1" office:value-type="string">
            <text:p text:style-name="P34"><draw:line text:anchor-type="paragraph" draw:z-index="47" draw:name="Vertical line 8" draw:style-name="gr5" draw:text-style-name="P51" svg:x1="-0.0173in" svg:y1="0.0374in" svg:x2="-0.0173in" svg:y2="0.1539in"><text:p/></draw:line><draw:line text:anchor-type="paragraph" draw:z-index="50" draw:name="Vertical line 29" draw:style-name="gr1" draw:text-style-name="P52" svg:x1="1.9598in" svg:y1="0.0437in" svg:x2="1.9598in" svg:y2="0.1657in"><text:p/></draw:line><draw:line text:anchor-type="paragraph" draw:z-index="51" draw:name="Vertical line 30" draw:style-name="gr1" draw:text-style-name="P52" svg:x1="-0.0173in" svg:y1="0.0374in" svg:x2="-0.0173in" svg:y2="0.1705in"><text:p/></draw:line><draw:line text:anchor-type="paragraph" draw:z-index="53" draw:name="Vertical line 31" draw:style-name="gr1" draw:text-style-name="P52" svg:x1="0.3071in" svg:y1="0.8244in" svg:x2="0.3071in" svg:y2="0.1654in"><text:p/></draw:line><draw:line text:anchor-type="paragraph" draw:z-index="54" draw:name="Vertical line 32" draw:style-name="gr1" draw:text-style-name="P51" svg:x1="0.2043in" svg:y1="0.172in" svg:x2="0.2043in" svg:y2="1.2358in"><text:p/></draw:line>LUNDE COGNITIVE EFFECTS</text:p>
            <text:p text:style-name="P36"><draw:frame text:anchor-type="paragraph" draw:z-index="48" draw:name="Text Frame 5" draw:style-name="gr4" draw:text-style-name="P55" svg:width="0.948in" svg:height="0.1303in" svg:x="0.9957in" svg:y="0.0161in"><draw:text-box><text:p text:style-name="P53"><text:span text:style-name="T6">Atlanta, GA</text:span></text:p></draw:text-box></draw:frame><draw:line text:anchor-type="paragraph" draw:z-index="52" draw:name="Horizontal line 5" draw:style-name="gr2" draw:text-style-name="P52" svg:x1="-0.0177in" svg:y1="-0.0118in" svg:x2="1.9677in" svg:y2="-0.0118in"><text:p/></draw:line></text:p>
            <text:p text:style-name="P36"/>
            <text:p text:style-name="P36"/>
            <text:p text:style-name="P39"/>
            <text:p text:style-name="P42"><draw:custom-shape text:anchor-type="paragraph" draw:z-index="44" draw:name="Shape 16" draw:style-name="gr8" draw:text-style-name="P56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<text:p text:style-name="P45">AI Orchestration</text:p>
            <text:p text:style-name="P45">Bitcoin Sovereign Names</text:p>
            <text:p text:style-name="P45"/>
            <text:p text:style-name="P45"/>
            <text:p text:style-name="P45"/>
            <text:p text:style-name="P25"><draw:custom-shape text:anchor-type="paragraph" draw:z-index="45" draw:name="Shape 17" draw:style-name="gr7" draw:text-style-name="P56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<text:p text:style-name="P25"/>
            <text:p text:style-name="P25"/>
            <text:p text:style-name="P48"><draw:frame text:anchor-type="paragraph" draw:z-index="49" draw:name="Text Frame 6" draw:style-name="gr3" draw:text-style-name="P54" svg:width="0.5614in" svg:height="0.2413in" svg:x="2.4917in" svg:y="0.0047in"><draw:text-box><text:p text:style-name="P53"><text:span text:style-name="T5">404</text:span></text:p><text:p text:style-name="P53"><text:span text:style-name="T5">416-5688</text:span></text:p></draw:text-box></draw:frame>Andrew C. Lunde</text:p>
            <text:p text:style-name="P26"><draw:custom-shape text:anchor-type="paragraph" draw:z-index="46" draw:name="Shape 18" draw:style-name="gr6" draw:text-style-name="P56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1">Chief Technologist</text:span></text:p>
          </table:table-cell>
        </table:table-row>
        <table:table-row table:style-name="BusinessCards.1">
          <table:table-cell table:style-name="BusinessCards.A1" office:value-type="string">
            <text:p text:style-name="P34"><draw:line text:anchor-type="paragraph" draw:z-index="69" draw:name="Vertical line 1" draw:style-name="gr5" draw:text-style-name="P51" svg:x1="-0.0173in" svg:y1="0.0374in" svg:x2="-0.0173in" svg:y2="0.1539in"><text:p/></draw:line><draw:line text:anchor-type="paragraph" draw:z-index="72" draw:name="Vertical line 33" draw:style-name="gr1" draw:text-style-name="P52" svg:x1="1.9598in" svg:y1="0.0437in" svg:x2="1.9598in" svg:y2="0.1657in"><text:p/></draw:line><draw:line text:anchor-type="paragraph" draw:z-index="73" draw:name="Vertical line 34" draw:style-name="gr1" draw:text-style-name="P52" svg:x1="-0.0173in" svg:y1="0.0374in" svg:x2="-0.0173in" svg:y2="0.1705in"><text:p/></draw:line><draw:line text:anchor-type="paragraph" draw:z-index="75" draw:name="Vertical line 35" draw:style-name="gr1" draw:text-style-name="P52" svg:x1="0.3071in" svg:y1="0.8244in" svg:x2="0.3071in" svg:y2="0.1654in"><text:p/></draw:line><draw:line text:anchor-type="paragraph" draw:z-index="76" draw:name="Vertical line 36" draw:style-name="gr1" draw:text-style-name="P51" svg:x1="0.2043in" svg:y1="0.172in" svg:x2="0.2043in" svg:y2="1.2358in"><text:p/></draw:line>LUNDE COGNITIVE EFFECTS</text:p>
            <text:p text:style-name="P36"><draw:frame text:anchor-type="paragraph" draw:z-index="70" draw:name="Text Frame 1" draw:style-name="gr4" draw:text-style-name="P55" svg:width="0.948in" svg:height="0.1303in" svg:x="0.9957in" svg:y="0.0161in"><draw:text-box><text:p text:style-name="P53"><text:span text:style-name="T6">Atlanta, GA</text:span></text:p></draw:text-box></draw:frame><draw:line text:anchor-type="paragraph" draw:z-index="74" draw:name="Horizontal line 1" draw:style-name="gr2" draw:text-style-name="P52" svg:x1="-0.0177in" svg:y1="-0.0118in" svg:x2="1.9677in" svg:y2="-0.0118in"><text:p/></draw:line></text:p>
            <text:p text:style-name="P36"/>
            <text:p text:style-name="P36"/>
            <text:p text:style-name="P39"/>
            <text:p text:style-name="P42"><draw:custom-shape text:anchor-type="paragraph" draw:z-index="66" draw:name="Shape 7" draw:style-name="gr8" draw:text-style-name="P56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<text:p text:style-name="P45">AI Orchestration</text:p>
            <text:p text:style-name="P45">Bitcoin Sovereign Names</text:p>
            <text:p text:style-name="P45"/>
            <text:p text:style-name="P45"/>
            <text:p text:style-name="P45"/>
            <text:p text:style-name="P25"><draw:custom-shape text:anchor-type="paragraph" draw:z-index="67" draw:name="Shape 8" draw:style-name="gr7" draw:text-style-name="P56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<text:p text:style-name="P25"/>
            <text:p text:style-name="P25"/>
            <text:p text:style-name="P48"><draw:frame text:anchor-type="paragraph" draw:z-index="71" draw:name="Text Frame 15" draw:style-name="gr3" draw:text-style-name="P54" svg:width="0.5614in" svg:height="0.2413in" svg:x="2.4917in" svg:y="0.0047in"><draw:text-box><text:p text:style-name="P53"><text:span text:style-name="T5">404</text:span></text:p><text:p text:style-name="P53"><text:span text:style-name="T5">416-5688</text:span></text:p></draw:text-box></draw:frame>Andrew C. Lunde</text:p>
            <text:p text:style-name="P26"><draw:custom-shape text:anchor-type="paragraph" draw:z-index="68" draw:name="Shape 9" draw:style-name="gr6" draw:text-style-name="P56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1">Chief Technologist</text:span></text:p>
          </table:table-cell>
          <table:table-cell table:style-name="BusinessCards.A1" office:value-type="string">
            <text:p text:style-name="P35"><draw:line text:anchor-type="paragraph" draw:z-index="91" draw:name="Vertical line 2" draw:style-name="gr5" draw:text-style-name="P51" svg:x1="-0.0173in" svg:y1="0.0374in" svg:x2="-0.0173in" svg:y2="0.1539in"><text:p/></draw:line><draw:line text:anchor-type="paragraph" draw:z-index="94" draw:name="Vertical line 37" draw:style-name="gr1" draw:text-style-name="P52" svg:x1="1.9598in" svg:y1="0.0437in" svg:x2="1.9598in" svg:y2="0.1657in"><text:p/></draw:line><draw:line text:anchor-type="paragraph" draw:z-index="95" draw:name="Vertical line 38" draw:style-name="gr1" draw:text-style-name="P52" svg:x1="-0.0173in" svg:y1="0.0374in" svg:x2="-0.0173in" svg:y2="0.1705in"><text:p/></draw:line><draw:line text:anchor-type="paragraph" draw:z-index="97" draw:name="Vertical line 39" draw:style-name="gr1" draw:text-style-name="P52" svg:x1="0.3071in" svg:y1="0.8244in" svg:x2="0.3071in" svg:y2="0.1654in"><text:p/></draw:line><draw:line text:anchor-type="paragraph" draw:z-index="98" draw:name="Vertical line 40" draw:style-name="gr1" draw:text-style-name="P51" svg:x1="0.2043in" svg:y1="0.172in" svg:x2="0.2043in" svg:y2="1.2358in"><text:p/></draw:line>LUNDE COGNITIVE EFFECTS</text:p>
            <text:p text:style-name="P37"><draw:frame text:anchor-type="paragraph" draw:z-index="92" draw:name="Text Frame 2" draw:style-name="gr4" draw:text-style-name="P55" svg:width="0.948in" svg:height="0.1303in" svg:x="0.9957in" svg:y="0.0161in"><draw:text-box><text:p text:style-name="P53"><text:span text:style-name="T6">Atlanta, GA</text:span></text:p></draw:text-box></draw:frame><draw:line text:anchor-type="paragraph" draw:z-index="96" draw:name="Horizontal line 8" draw:style-name="gr2" draw:text-style-name="P52" svg:x1="-0.0177in" svg:y1="-0.0118in" svg:x2="1.9677in" svg:y2="-0.0118in"><text:p/></draw:line></text:p>
            <text:p text:style-name="P37"/>
            <text:p text:style-name="P37"/>
            <text:p text:style-name="P40"/>
            <text:p text:style-name="P43"><draw:custom-shape text:anchor-type="paragraph" draw:z-index="88" draw:name="Shape 1" draw:style-name="gr8" draw:text-style-name="P56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<text:p text:style-name="P46">AI Orchestration</text:p>
            <text:p text:style-name="P46">Bitcoin Sovereign Names</text:p>
            <text:p text:style-name="P46"/>
            <text:p text:style-name="P46"/>
            <text:p text:style-name="P46"/>
            <text:p text:style-name="P27"><draw:custom-shape text:anchor-type="paragraph" draw:z-index="89" draw:name="Shape 2" draw:style-name="gr7" draw:text-style-name="P56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<text:p text:style-name="P27"/>
            <text:p text:style-name="P27"/>
            <text:p text:style-name="P49"><draw:frame text:anchor-type="paragraph" draw:z-index="93" draw:name="Text Frame 16" draw:style-name="gr3" draw:text-style-name="P54" svg:width="0.5614in" svg:height="0.2413in" svg:x="2.4917in" svg:y="0.0047in"><draw:text-box><text:p text:style-name="P53"><text:span text:style-name="T5">404</text:span></text:p><text:p text:style-name="P53"><text:span text:style-name="T5">416-5688</text:span></text:p></draw:text-box></draw:frame>Andrew C. Lunde</text:p>
            <text:p text:style-name="P28"><draw:custom-shape text:anchor-type="paragraph" draw:z-index="90" draw:name="Shape 3" draw:style-name="gr6" draw:text-style-name="P56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1">Chief Technologist</text:span></text:p>
          </table:table-cell>
        </table:table-row>
        <table:table-row table:style-name="BusinessCards.1">
          <table:table-cell table:style-name="BusinessCards.A1" office:value-type="string">
            <text:p text:style-name="P35"><draw:line text:anchor-type="paragraph" draw:z-index="102" draw:name="Vertical line 41" draw:style-name="gr5" draw:text-style-name="P51" svg:x1="-0.0173in" svg:y1="0.0374in" svg:x2="-0.0173in" svg:y2="0.1539in"><text:p/></draw:line><draw:line text:anchor-type="paragraph" draw:z-index="105" draw:name="Vertical line 42" draw:style-name="gr1" draw:text-style-name="P52" svg:x1="1.9598in" svg:y1="0.0437in" svg:x2="1.9598in" svg:y2="0.1657in"><text:p/></draw:line><draw:line text:anchor-type="paragraph" draw:z-index="106" draw:name="Vertical line 43" draw:style-name="gr1" draw:text-style-name="P52" svg:x1="-0.0173in" svg:y1="0.0374in" svg:x2="-0.0173in" svg:y2="0.1705in"><text:p/></draw:line><draw:line text:anchor-type="paragraph" draw:z-index="108" draw:name="Vertical line 44" draw:style-name="gr1" draw:text-style-name="P52" svg:x1="0.3071in" svg:y1="0.8244in" svg:x2="0.3071in" svg:y2="0.1654in"><text:p/></draw:line><draw:line text:anchor-type="paragraph" draw:z-index="109" draw:name="Vertical line 45" draw:style-name="gr1" draw:text-style-name="P51" svg:x1="0.2043in" svg:y1="0.172in" svg:x2="0.2043in" svg:y2="1.2358in"><text:p/></draw:line>LUNDE COGNITIVE EFFECTS</text:p>
            <text:p text:style-name="P37"><draw:frame text:anchor-type="paragraph" draw:z-index="103" draw:name="Text Frame 17" draw:style-name="gr4" draw:text-style-name="P55" svg:width="0.948in" svg:height="0.1303in" svg:x="0.9957in" svg:y="0.0161in"><draw:text-box><text:p text:style-name="P53"><text:span text:style-name="T6">Atlanta, GA</text:span></text:p></draw:text-box></draw:frame><draw:line text:anchor-type="paragraph" draw:z-index="107" draw:name="Horizontal line 9" draw:style-name="gr2" draw:text-style-name="P52" svg:x1="-0.0177in" svg:y1="-0.0118in" svg:x2="1.9677in" svg:y2="-0.0118in"><text:p/></draw:line></text:p>
            <text:p text:style-name="P37"/>
            <text:p text:style-name="P37"/>
            <text:p text:style-name="P40"/>
            <text:p text:style-name="P43"><draw:custom-shape text:anchor-type="paragraph" draw:z-index="99" draw:name="Shape 4" draw:style-name="gr8" draw:text-style-name="P56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<text:p text:style-name="P46">AI Orchestration</text:p>
            <text:p text:style-name="P46">Bitcoin Sovereign Names</text:p>
            <text:p text:style-name="P46"/>
            <text:p text:style-name="P46"/>
            <text:p text:style-name="P46"/>
            <text:p text:style-name="P27"><draw:custom-shape text:anchor-type="paragraph" draw:z-index="100" draw:name="Shape 5" draw:style-name="gr7" draw:text-style-name="P56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<text:p text:style-name="P27"/>
            <text:p text:style-name="P27"/>
            <text:p text:style-name="P49"><draw:frame text:anchor-type="paragraph" draw:z-index="104" draw:name="Text Frame 18" draw:style-name="gr3" draw:text-style-name="P54" svg:width="0.5614in" svg:height="0.2413in" svg:x="2.4917in" svg:y="0.0047in"><draw:text-box><text:p text:style-name="P53"><text:span text:style-name="T5">404</text:span></text:p><text:p text:style-name="P53"><text:span text:style-name="T5">416-5688</text:span></text:p></draw:text-box></draw:frame>Andrew C. Lunde</text:p>
            <text:p text:style-name="P28"><draw:custom-shape text:anchor-type="paragraph" draw:z-index="101" draw:name="Shape 6" draw:style-name="gr6" draw:text-style-name="P56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1">Chief Technologist</text:span></text:p>
          </table:table-cell>
          <table:table-cell table:style-name="BusinessCards.A1" office:value-type="string">
            <text:p text:style-name="P35"><draw:line text:anchor-type="paragraph" draw:z-index="80" draw:name="Vertical line 46" draw:style-name="gr5" draw:text-style-name="P51" svg:x1="-0.0173in" svg:y1="0.0374in" svg:x2="-0.0173in" svg:y2="0.1539in"><text:p/></draw:line><draw:line text:anchor-type="paragraph" draw:z-index="83" draw:name="Vertical line 47" draw:style-name="gr1" draw:text-style-name="P52" svg:x1="1.9598in" svg:y1="0.0437in" svg:x2="1.9598in" svg:y2="0.1657in"><text:p/></draw:line><draw:line text:anchor-type="paragraph" draw:z-index="84" draw:name="Vertical line 48" draw:style-name="gr1" draw:text-style-name="P52" svg:x1="-0.0173in" svg:y1="0.0374in" svg:x2="-0.0173in" svg:y2="0.1705in"><text:p/></draw:line><draw:line text:anchor-type="paragraph" draw:z-index="86" draw:name="Vertical line 49" draw:style-name="gr1" draw:text-style-name="P52" svg:x1="0.3071in" svg:y1="0.8244in" svg:x2="0.3071in" svg:y2="0.1654in"><text:p/></draw:line><draw:line text:anchor-type="paragraph" draw:z-index="87" draw:name="Vertical line 50" draw:style-name="gr1" draw:text-style-name="P51" svg:x1="0.2043in" svg:y1="0.172in" svg:x2="0.2043in" svg:y2="1.2358in"><text:p/></draw:line>LUNDE COGNITIVE EFFECTS</text:p>
            <text:p text:style-name="P37"><draw:frame text:anchor-type="paragraph" draw:z-index="81" draw:name="Text Frame 19" draw:style-name="gr4" draw:text-style-name="P55" svg:width="0.948in" svg:height="0.1303in" svg:x="0.9957in" svg:y="0.0161in"><draw:text-box><text:p text:style-name="P53"><text:span text:style-name="T6">Atlanta, GA</text:span></text:p></draw:text-box></draw:frame><draw:line text:anchor-type="paragraph" draw:z-index="85" draw:name="Horizontal line 10" draw:style-name="gr2" draw:text-style-name="P52" svg:x1="-0.0177in" svg:y1="-0.0118in" svg:x2="1.9677in" svg:y2="-0.0118in"><text:p/></draw:line></text:p>
            <text:p text:style-name="P37"/>
            <text:p text:style-name="P37"/>
            <text:p text:style-name="P40"/>
            <text:p text:style-name="P43"><draw:custom-shape text:anchor-type="paragraph" draw:z-index="77" draw:name="Shape 10" draw:style-name="gr8" draw:text-style-name="P56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<text:p text:style-name="P46">AI Orchestration</text:p>
            <text:p text:style-name="P46">Bitcoin Sovereign Names</text:p>
            <text:p text:style-name="P46"/>
            <text:p text:style-name="P46"/>
            <text:p text:style-name="P46"/>
            <text:p text:style-name="P27"><draw:custom-shape text:anchor-type="paragraph" draw:z-index="78" draw:name="Shape 11" draw:style-name="gr7" draw:text-style-name="P56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<text:p text:style-name="P27"/>
            <text:p text:style-name="P27"/>
            <text:p text:style-name="P49"><draw:frame text:anchor-type="paragraph" draw:z-index="82" draw:name="Text Frame 20" draw:style-name="gr3" draw:text-style-name="P54" svg:width="0.5614in" svg:height="0.2413in" svg:x="2.4917in" svg:y="0.0047in"><draw:text-box><text:p text:style-name="P53"><text:span text:style-name="T5">404</text:span></text:p><text:p text:style-name="P53"><text:span text:style-name="T5">416-5688</text:span></text:p></draw:text-box></draw:frame>Andrew C. Lunde</text:p>
            <text:p text:style-name="P28"><draw:custom-shape text:anchor-type="paragraph" draw:z-index="79" draw:name="Shape 12" draw:style-name="gr6" draw:text-style-name="P56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1">Chief Technologist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Engravers' Gothic" svg:font-family="'Engravers' Gothic'" style:font-family-generic="swiss" style:font-pitch="variable"/>
    <style:font-face style:name="Liberation Sans" svg:font-family="'Liberation Sans'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Tahoma1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Tahoma1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meta:print-date>2026-03-26T19:53:28.031466916</meta:print-date>
    <dc:date>2026-03-26T23:52:00.557188791</dc:date>
    <meta:editing-duration>PT36M51S</meta:editing-duration>
    <meta:editing-cycles>7</meta:editing-cycles>
    <meta:document-statistic meta:table-count="1" meta:image-count="0" meta:object-count="0" meta:page-count="2" meta:paragraph-count="70" meta:word-count="180" meta:character-count="1410" meta:non-whitespace-character-count="1300"/>
  </office:meta>
</office:document-meta>
</file>